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3.641cm" fo:margin-left="0.037cm" fo:margin-right="13.323cm" table:align="margins"/>
    </style:style>
    <style:style style:name="Tabell1.A" style:family="table-column">
      <style:table-column-properties style:column-width="3.641cm" style:rel-column-width="2064*"/>
    </style:style>
    <style:style style:name="Tabell1.A1" style:family="table-cell">
      <style:table-cell-properties fo:padding="0.097cm" fo:border="0.002cm solid #000000"/>
    </style:style>
    <style:style style:name="Tabell1.A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stilling:</text:p>
      <text:p text:style-name="Text_20_body">Hvilken skatt kan Dhors Co. Ha på resirkulering av telefoner og fremdeles ikke gå konkurs? Hvilken skatt må Dhors Co. Betale for at produksjon av telefoner skal være bærekraftig?</text:p>
      <text:p text:style-name="Text_20_body"/>
      <text:p text:style-name="P1">System-grenser:</text:p>
      <text:p text:style-name="Text_20_body">Vi tenker på alle butikkene som selger Dhors sine telefoner som en stor butikk som selger like mye telefoner hver måned. Vi trenger ikke gå dypt inn i hvordan markedet fungerer i Volvanovia. Men det hadde vært bra om vi klarte å simulere 10 simplifiserte produsenter av telefoner. Markeds-andel burde regnes ut i fra hvor mange som eier en telefon fra den bestemte produsenten. Og forbrukerene burte velge det produktet som er mest «tiltrekkende» for de. Da ser vi på hvor «kjent» produsenten er. Mobiltelefon-markedet burte også vokse til en stor del av menneskene i landet eier en telefon. Totalt antall telefoner i systemet kan ikke være høyere enn dette.</text:p>
      <text:p text:style-name="Text_20_body"/>
      <table:table table:name="Tabell1" table:style-name="Tabell1">
        <table:table-column table:style-name="Tabell1.A"/>
        <table:table-row>
          <table:table-cell table:style-name="Tabell1.A1" office:value-type="string">
            <text:p text:style-name="Table_20_Contents">Item</text:p>
          </table:table-cell>
        </table:table-row>
        <table:table-row>
          <table:table-cell table:style-name="Tabell1.A2" office:value-type="string">
            <text:p text:style-name="Table_20_Contents">Competition</text:p>
          </table:table-cell>
        </table:table-row>
        <table:table-row>
          <table:table-cell table:style-name="Tabell1.A2" office:value-type="string">
            <text:p text:style-name="Table_20_Contents">Market Share</text:p>
          </table:table-cell>
        </table:table-row>
        <table:table-row>
          <table:table-cell table:style-name="Tabell1.A2" office:value-type="string">
            <text:p text:style-name="Table_20_Contents">Phones Sold</text:p>
          </table:table-cell>
        </table:table-row>
        <table:table-row>
          <table:table-cell table:style-name="Tabell1.A2" office:value-type="string">
            <text:p text:style-name="Table_20_Contents">Store Inventory</text:p>
          </table:table-cell>
        </table:table-row>
        <table:table-row>
          <table:table-cell table:style-name="Tabell1.A2" office:value-type="string">
            <text:p text:style-name="Table_20_Contents">Active Users</text:p>
          </table:table-cell>
        </table:table-row>
        <table:table-row>
          <table:table-cell table:style-name="Tabell1.A2" office:value-type="string">
            <text:p text:style-name="Table_20_Contents">Phones Dumped</text:p>
          </table:table-cell>
        </table:table-row>
        <table:table-row>
          <table:table-cell table:style-name="Tabell1.A2" office:value-type="string">
            <text:p text:style-name="Table_20_Contents">Profit</text:p>
          </table:table-cell>
        </table:table-row>
        <table:table-row>
          <table:table-cell table:style-name="Tabell1.A2" office:value-type="string">
            <text:p text:style-name="Table_20_Contents">Money</text:p>
          </table:table-cell>
        </table:table-row>
        <table:table-row>
          <table:table-cell table:style-name="Tabell1.A2" office:value-type="string">
            <text:p text:style-name="Table_20_Contents">New Phones</text:p>
          </table:table-cell>
        </table:table-row>
        <table:table-row>
          <table:table-cell table:style-name="Tabell1.A2" office:value-type="string">
            <text:p text:style-name="Table_20_Contents">Production Lines</text:p>
          </table:table-cell>
        </table:table-row>
        <table:table-row>
          <table:table-cell table:style-name="Tabell1.A2" office:value-type="string">
            <text:p text:style-name="Table_20_Contents">Phones Produc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5T12:58:18.90</meta:creation-date>
    <dc:date>2017-10-05T17:27:57.77</dc:date>
    <meta:editing-duration>PT3H59M7S</meta:editing-duration>
    <meta:editing-cycles>3</meta:editing-cycles>
    <meta:generator>OpenOffice/4.1.3$Win32 OpenOffice.org_project/413m1$Build-9783</meta:generator>
    <meta:document-statistic meta:table-count="1" meta:image-count="0" meta:object-count="0" meta:page-count="1" meta:paragraph-count="16" meta:word-count="161" meta:character-count="997"/>
  </office:meta>
</office:document-meta>
</file>